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Sans serif" svg:font-family="'Sans serif'"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P1" style:family="paragraph" style:parent-style-name="Standard">
      <style:text-properties style:font-name="sans-serif" fo:font-size="10pt"/>
    </style:style>
    <style:style style:name="P2" style:family="paragraph" style:parent-style-name="Standard">
      <style:paragraph-properties fo:text-align="justify" style:justify-single-word="false"/>
      <style:text-properties style:font-name="sans-serif" fo:font-size="10pt"/>
    </style:style>
    <style:style style:name="P3" style:family="paragraph" style:parent-style-name="Table_20_Contents">
      <style:paragraph-properties fo:text-align="end" style:justify-single-word="false"/>
    </style:style>
    <style:style style:name="P4" style:family="paragraph" style:parent-style-name="Standard">
      <style:paragraph-properties fo:text-align="justify" style:justify-single-word="false"/>
      <style:text-properties style:font-name="sans-serif" fo:font-size="10pt"/>
    </style:style>
    <style:style style:name="P5" style:family="paragraph" style:parent-style-name="Standard">
      <style:text-properties style:font-name="Times New Roman" fo:font-size="11pt" style:font-size-asian="11pt" style:font-size-complex="11pt"/>
    </style:style>
    <style:style style:name="P6" style:family="paragraph" style:parent-style-name="Standard">
      <style:paragraph-properties fo:text-align="end" style:justify-single-word="false"/>
      <style:text-properties fo:font-size="11pt" style:font-size-asian="11pt" style:font-size-complex="11pt"/>
    </style:style>
    <style:style style:name="T1" style:family="text">
      <style:text-properties style:font-name="sans-serif" fo:font-size="10pt"/>
    </style:style>
    <style:style style:name="T2" style:family="text">
      <style:text-properties style:font-name="Sans serif"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tyle="italic" style:font-style-asian="italic" style:font-style-complex="italic"/>
    </style:style>
    <style:style style:name="T6" style:family="text">
      <style:text-properties style:font-name="Arial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office:value-type="string">
            <text:p text:style-name="P5">Evangelos Siminos <text:line-break/>Max Planck Institute for the Physics of Complex Systems</text:p>
            <text:p text:style-name="P5">Nöthnitzer Str. 38</text:p>
            <text:p text:style-name="P5">D-01187 Dresden</text:p>
            <text:p text:style-name="P5">Germany</text:p>
            <text:p text:style-name="P5"/>
            <text:p text:style-name="P5">Phone: +49 351 871 2412</text:p>
            <text:p text:style-name="P5">Fax: +49 351 871 1999</text:p>
            <text:p text:style-name="P5">email: evangelos.siminos@gmail.com</text:p>
          </table:table-cell>
          <table:table-cell office:value-type="string">
            <text:p text:style-name="P6"/>
            <text:p text:style-name="P6"/>
            <text:p text:style-name="P6"/>
            <text:p text:style-name="P6"/>
            <text:p text:style-name="P6"/>
            <text:p text:style-name="P6"/>
            <text:p text:style-name="P6">Prof. Tanniemola Liverpool</text:p>
            <text:p text:style-name="P6">Department of Mathematics<text:line-break/>University Walk, Clifton, </text:p>
            <text:p text:style-name="P6">Bristol BS8 1TW, U.K </text:p>
          </table:table-cell>
        </table:table-row>
      </table:table>
      <text:p text:style-name="P1"/>
      <text:p text:style-name="P1"/>
      <table:table table:name="Table2" table:style-name="Table2">
        <table:table-column table:style-name="Table2.A"/>
        <table:table-column table:style-name="Table2.B"/>
        <table:table-row>
          <table:table-cell office:value-type="string">
            <text:p text:style-name="Table_20_Contents"/>
          </table:table-cell>
          <table:table-cell office:value-type="string">
            <text:p text:style-name="P3">11.02.2013</text:p>
          </table:table-cell>
        </table:table-row>
      </table:table>
      <text:p text:style-name="P1"/>
      <text:p text:style-name="P1"/>
      <text:p text:style-name="P1"/>
      <text:p text:style-name="P1">Dear Prof. Liverpool,</text:p>
      <text:p text:style-name="P1"/>
      <text:p text:style-name="P2">I am writing to apply for the position of Lecturer in Applied Mathematics in the Department of Mathematics. I am a theoretical physicist, currently employed as a postdoctoral fellow at the <text:span text:style-name="T5">Max Planck Institute for the Physics of Complex Systems</text:span> in Dresden, Germany, where I am Deputy Head of the <text:span text:style-name="T5">Computational Nonlinear and Relativistic optics</text:span> group. My research interests lie on the interface of dynamical systems and computational physics, with a focus on complexity in light-matter interactions. </text:p>
      <text:p text:style-name="P2"/>
      <text:p text:style-name="P2">I've received my PhD in Physics from the Georgia Institute of Technology in Atlanta, USA, in 2009, working in the Center for Nonlinear Sciences, under the supervision of Prof. P. Cvitanovi<text:span text:style-name="T6">ć</text:span>. My research focused on the dynamical systems approach to turbulence. In particular, I've studied the interplay of symmetries and dynamics in spatially extended systems and developed methods for continuous symmetry reduction, which are crucial to the understanding of computational and experimental data and the subsequent application of dynamical systems methods. </text:p>
      <text:p text:style-name="P2"/>
      <text:p text:style-name="P2">As a postdoctoral fellow, in France and Germany, I was intrigued by recent advances in laser technology which allow us to explore nonlinear light-matter interactions at extreme intensities. The theoretical interpretation of the relevant complex interactions of many-body systems (typically plasmas) with the electromagnetic field requires large-scale numerical simulations, but also offers great opportunities for dynamical systems research. In this context, I have studied issues such as the stability of nonlinear waves in plasmas, the existence and interactions of solitary waves in plasmas, and the kinetic theory of exotic modes of light propagation in matter. More recently I became interested in the possibility to experimentally probe chaotic scattering in time-dependent systems using extreme intensity lasers and my research in the near future will be devoted to the development of the required theoretical framework.</text:p>
      <text:p text:style-name="P2"/>
      <text:p text:style-name="P2">I believe that my research interests would fit well within the department and expand the range of topics covered, while I would benefit from the strong expertise of the Applied Mathematics group in dynamical systems and statistical mechanics and the commitment of the University of Bristol to the development of supercomputing resources. Moreover, I would be eager to be involved in teaching and supervision of research students within the Department of Mathematics.</text:p>
      <text:p text:style-name="P2"/>
      <text:p text:style-name="P1">Sincerely,</text:p>
      <text:p text:style-name="P1"/>
      <text:p text:style-name="P1"/>
      <text:p text:style-name="P1"/>
      <text:p text:style-name="P1">Evangelos Simino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serif" svg:font-family="sans-serif"/>
    <style:font-face style:name="Arial1" svg:font-family="Arial" style:font-family-generic="swiss"/>
    <style:font-face style:name="Sans serif" svg:font-family="'Sans serif'"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2"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FreeSans"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2:38:10</meta:creation-date>
    <dc:date>2013-02-11T16:21:42</dc:date>
    <meta:editing-duration>PT3H30M37S</meta:editing-duration>
    <meta:editing-cycles>15</meta:editing-cycles>
    <meta:generator>LibreOffice/3.5$Linux_X86_64 LibreOffice_project/350m1$Build-403</meta:generator>
    <meta:document-statistic meta:table-count="2" meta:image-count="0" meta:object-count="0" meta:page-count="1" meta:paragraph-count="18" meta:word-count="412" meta:character-count="2796" meta:non-whitespace-character-count="2397"/>
  </office:meta>
</office:document-meta>
</file>